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.018310545" calcext:value-type="float">
            <text:p>0.0183105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0.468749952" calcext:value-type="float">
            <text:p>0.46874995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0.965576073" calcext:value-type="float">
            <text:p>0.965576073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1.462402194" calcext:value-type="float">
            <text:p>1.4624021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748046696" calcext:value-type="float">
            <text:p>1.748046696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8:01:08.478601430</meta:creation-date>
    <dc:date>2021-03-06T10:42:40.525476188</dc:date>
    <meta:editing-duration>PT12H15M47S</meta:editing-duration>
    <meta:editing-cycles>1</meta:editing-cycles>
    <meta:document-statistic meta:table-count="1" meta:cell-count="12" meta:object-count="0"/>
    <meta:generator>LibreOffice/7.0.3.1$Linux_X86_64 LibreOffice_project/00$Build-1</meta:generator>
  </office:meta>
</office:document-meta>
</file>